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25-01-02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24-0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23-01-03 2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7832" calcext:value-type="float">
            <text:p>60.3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22-01-04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21-01-04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20-01-03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19-01-03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18-01-03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17-01-04 17:46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16-01-03 21:0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15-01-03 14:28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14-01-03 13:44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13-01-03 15:34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13-01-03 14:45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12-01-04 23:17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12-01-03 23:10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11-01-03 22:58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10-01-03 13:51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106101401201</text:p>
          </table:table-cell>
          <table:table-cell office:value-type="string" calcext:value-type="string">
            <text:p>200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